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Dex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E Vit</text:p>
          </table:table-cell>
          <table:table-cell table:style-name="ce1" table:formula="of:=[.B1]" office:value-type="float" office:value="282" calcext:value-type="float">
            <text:p>282</text:p>
          </table:table-cell>
          <table:table-cell office:value-type="string" calcext:value-type="string">
            <text:p>E Dex</text:p>
          </table:table-cell>
          <table:table-cell table:style-name="ce1" table:formula="of:=[.D1]*(1+[.U11])" office:value-type="float" office:value="397.57" calcext:value-type="float">
            <text:p>397.57</text:p>
          </table:table-cell>
          <table:table-cell table:number-columns-repeated="2"/>
          <table:table-cell office:value-type="string" calcext:value-type="string">
            <text:p>Health:</text:p>
          </table:table-cell>
          <table:table-cell table:formula="of:=[.B1]*10" office:value-type="float" office:value="2820" calcext:value-type="float">
            <text:p>2820</text:p>
          </table:table-cell>
          <table:table-cell office:value-type="string" calcext:value-type="string">
            <text:p>hp/min:</text:p>
          </table:table-cell>
          <table:table-cell table:formula="of:=[.M1]*(1+[.L11])/100" office:value-type="float" office:value="64.578" calcext:value-type="float">
            <text:p>64.578</text:p>
          </table:table-cell>
          <table:table-cell table:style-name="ce7" table:formula="of:=1%*(1+[.L11])" office:value-type="percentage" office:value="0.0229" calcext:value-type="percentage">
            <text:p>2.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In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E End</text:p>
          </table:table-cell>
          <table:table-cell table:style-name="ce1" table:formula="of:=[.B2]" office:value-type="float" office:value="150" calcext:value-type="float">
            <text:p>150</text:p>
          </table:table-cell>
          <table:table-cell office:value-type="string" calcext:value-type="string">
            <text:p>E Int</text:p>
          </table:table-cell>
          <table:table-cell table:style-name="ce1" table:formula="of:=[.D2]" office:value-type="float" office:value="272" calcext:value-type="float">
            <text:p>272</text:p>
          </table:table-cell>
          <table:table-cell table:number-columns-repeated="2"/>
          <table:table-cell office:value-type="string" calcext:value-type="string">
            <text:p>Mana:</text:p>
          </table:table-cell>
          <table:table-cell table:formula="of:=[.D3]*10" office:value-type="float" office:value="1500" calcext:value-type="float">
            <text:p>1500</text:p>
          </table:table-cell>
          <table:table-cell office:value-type="string" calcext:value-type="string">
            <text:p>mp/min:</text:p>
          </table:table-cell>
          <table:table-cell table:formula="of:=[.M2]*(2%+[.D3]/10000)" office:value-type="float" office:value="52.5" calcext:value-type="float">
            <text:p>52.5</text:p>
          </table:table-cell>
          <table:table-cell table:style-name="ce7" table:formula="of:=2%+[.D3]/10000" office:value-type="percentage" office:value="0.035" calcext:value-type="percentage">
            <text:p>3.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Wi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E Str</text:p>
          </table:table-cell>
          <table:table-cell table:style-name="ce1" table:formula="of:=[.B3]*(1+[.R11])" office:value-type="float" office:value="294.15" calcext:value-type="float">
            <text:p>294.15</text:p>
          </table:table-cell>
          <table:table-cell office:value-type="string" calcext:value-type="string">
            <text:p>E Wis</text:p>
          </table:table-cell>
          <table:table-cell table:style-name="ce1" table:formula="of:=[.D3]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w/Med:</text:p>
          </table:table-cell>
          <table:table-cell table:formula="of:=[.O2]*(4+[.B22]*3%)" office:value-type="float" office:value="260.4" calcext:value-type="float">
            <text:p>260.4</text:p>
          </table:table-cell>
          <table:table-cell table:style-name="ce7" table:formula="of:=[.P2]*(4+[.B22]*3%)" office:value-type="percentage" office:value="0.1736" calcext:value-type="percentage">
            <text:p>17.36%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1]/(1/(1+[.$I$11]))" office:value-type="float" office:value="15679.2" calcext:value-type="float">
            <text:p>15679.2</text:p>
          </table:table-cell>
          <table:table-cell table:style-name="ce1" office:value-type="string" calcext:value-type="string">
            <text:p>EH-Bal</text:p>
          </table:table-cell>
          <table:table-cell table:style-name="ce1" table:formula="of:=([.M5]+[.M6])/2" office:value-type="float" office:value="18031.08" calcext:value-type="float">
            <text:p>18031.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1]/(1/(1+[.$I$11]))/(1/(1+[.AA11]))" office:value-type="float" office:value="20382.96" calcext:value-type="float">
            <text:p>20382.96</text:p>
          </table:table-cell>
          <table:table-cell table:style-name="ce1" office:value-type="string" calcext:value-type="string">
            <text:p>Resil</text:p>
          </table:table-cell>
          <table:table-cell table:style-name="ce7" table:formula="of:=[.I11]" office:value-type="percentage" office:value="4.56" calcext:value-type="percentage">
            <text:p>456.0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hen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1"/>
          <table:table-cell table:style-name="ce1" office:value-type="string" calcext:value-type="string">
            <text:p>Speed</text:p>
          </table:table-cell>
          <table:table-cell table:style-name="ce7" table:formula="of:=[.X11]" office:value-type="percentage" office:value="3.96" calcext:value-type="percentage">
            <text:p>396.0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office:value-type="string" calcext:value-type="string">
            <text:p>Reflex</text:p>
          </table:table-cell>
          <table:table-cell table:style-name="ce7" table:formula="of:=[.AD11]" office:value-type="percentage" office:value="0.915" calcext:value-type="percentage">
            <text:p>91.5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7" table:formula="of:=SUM([.I14:.I51])" office:value-type="percentage" office:value="4.56" calcext:value-type="percentage">
            <text:p>456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L14:.L51])" office:value-type="percentage" office:value="1.29" calcext:value-type="percentage">
            <text:p>129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O14:.O51])" office:value-type="percentage" office:value="2.85" calcext:value-type="percentage">
            <text:p>285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R14:.R51])" office:value-type="percentage" office:value="1.65" calcext:value-type="percentage">
            <text:p>165.00%</text:p>
          </table:table-cell>
          <table:table-cell table:style-name="ce7"/>
          <table:table-cell office:value-type="string" calcext:value-type="string">
            <text:p>Total:</text:p>
          </table:table-cell>
          <table:table-cell table:style-name="ce7" table:formula="of:=SUM([.U14:.U51])" office:value-type="percentage" office:value="1.395" calcext:value-type="percentage">
            <text:p>139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X14:.X51])" office:value-type="percentage" office:value="3.96" calcext:value-type="percentage">
            <text:p>396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A14:.AA51])" office:value-type="percentage" office:value="0.3" calcext:value-type="percentage">
            <text:p>30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D14:.AD51])" office:value-type="percentage" office:value="0.915" calcext:value-type="percentage">
            <text:p>91.50%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Ash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Dexterity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2"/>
          <table:table-cell table:style-name="ce1" office:value-type="string" calcext:value-type="string">
            <text:p>Reflexes</text:p>
          </table:table-cell>
          <table:table-cell table:style-name="ce1"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4]=1;[.$B$5];0%)+IF([.E14]=1;[.$B$7];0%)+IF([.D14]=1;[.$B$6];0%)" office:value-type="percentage" office:value="3" calcext:value-type="percentage">
            <text:p>30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4]+[.H14]*[.$B14])*[.$F14]" office:value-type="percentage" office:value="1.65" calcext:value-type="percentage">
            <text:p>165.0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4]+[.Q14]*[.$B14])*[.$F14]" office:value-type="percentage" office:value="1.65" calcext:value-type="percentage">
            <text:p>165.00%</text:p>
          </table:table-cell>
          <table:table-cell table:style-name="ce3" table:number-columns-repeated="3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4]+[.W14]*[.$B14])*[.$F14]" office:value-type="percentage" office:value="1.65" calcext:value-type="percentage">
            <text:p>165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5]=1;[.$B$5];0%)+IF([.E15]=1;[.$B$7];0%)+IF([.D15]=1;[.$B$6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5]+[.K15]*[.$B15])*[.$F15]" office:value-type="percentage" office:value="1.29" calcext:value-type="percentage">
            <text:p>129.00%</text:p>
          </table:table-cell>
          <table:table-cell table:number-columns-repeated="12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Y15]+[.Z15]*[.$B15])*[.$F15]" office:value-type="percentage" office:value="0.3" calcext:value-type="percentage">
            <text:p>30.00%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6]=1;[.$B$5];0%)+IF([.E16]=1;[.$B$7];0%)+IF([.D16]=1;[.$B$6];0%)" office:value-type="percentage" office:value="3" calcext:value-type="percentage">
            <text:p>30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16]+[.N16]*[.$B16])*[.$F16]" office:value-type="percentage" office:value="2.85" calcext:value-type="percentage">
            <text:p>285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Embe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8]=1;[.$B$5];0%)+IF([.E18]=1;[.$B$7];0%)+IF([.D18]=1;[.$B$6];0%)" office:value-type="percentage" office:value="3" calcext:value-type="percentage">
            <text:p>30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8]+[.H18]*[.$B18])*[.$F18]" office:value-type="percentage" office:value="1.395" calcext:value-type="percentage">
            <text:p>139.50%</text:p>
          </table:table-cell>
          <table:table-cell table:number-columns-repeated="6"/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table:formula="of:=([.P18]+[.Q18]*[.$B18])*[.$F18]" office:value-type="percentage" office:value="0" calcext:value-type="percentage">
            <text:p>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8]+[.T18]*[.$B18])*[.$F18]" office:value-type="percentage" office:value="1.395" calcext:value-type="percentage">
            <text:p>139.5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8]+[.W18]*[.$B18])*[.$F18]" office:value-type="percentage" office:value="1.395" calcext:value-type="percentage">
            <text:p>139.5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roud of Ash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19]=1;[.$B$5];0%)+IF([.E19]=1;[.$B$7];0%)+IF([.D19]=1;[.$B$6];0%)" office:value-type="percentage" office:value="3" calcext:value-type="percentage">
            <text:p>300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9]+[.H19]*[.$B19])*[.$F19]" office:value-type="percentage" office:value="1.515" calcext:value-type="percentage">
            <text:p>151.50%</text:p>
          </table:table-cell>
          <table:table-cell table:number-columns-repeated="6"/>
          <table:table-cell table:style-name="ce3" table:number-columns-repeated="9"/>
          <table:table-cell table:number-columns-repeated="1000"/>
        </table:table-row>
        <table:table-row table:style-name="ro1">
          <table:table-cell office:value-type="string" calcext:value-type="string">
            <text:p>Body of Ash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20]=1;[.$B$5];0%)+IF([.E20]=1;[.$B$7];0%)+IF([.D20]=1;[.$B$6];0%)" office:value-type="percentage" office:value="3" calcext:value-type="percentage">
            <text:p>300.00%</text:p>
          </table:table-cell>
          <table:table-cell table:style-name="ce3" table:number-columns-repeated="3"/>
          <table:table-cell table:number-columns-repeated="6"/>
          <table:table-cell table:style-name="ce3" table:number-columns-repeated="6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20]+[.W20]*[.$B20])*[.$F20]" office:value-type="percentage" office:value="0.915" calcext:value-type="percentage">
            <text:p>91.50%</text:p>
          </table:table-cell>
          <table:table-cell table:number-columns-repeated="3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AB20]+[.AC20]*[.$B20])*[.$F20]" office:value-type="percentage" office:value="0.915" calcext:value-type="percentage">
            <text:p>91.50%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0:06:35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4T21:13:49.611000000</dc:date>
    <meta:generator>LibreOffice/7.0.5.2$Windows_X86_64 LibreOffice_project/64390860c6cd0aca4beafafcfd84613dd9dfb63a</meta:generator>
    <meta:editing-duration>PT1H19M45S</meta:editing-duration>
    <meta:editing-cycles>10</meta:editing-cycles>
    <meta:document-statistic meta:table-count="1" meta:cell-count="176" meta:object-count="0"/>
    <meta:user-defined meta:name="AppVersion">16.0300</meta:user-defined>
  </office:meta>
</office:document-meta>
</file>